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22in" fo:margin-left="0in" table:align="left"/>
    </style:style>
    <style:style style:name="Table1.A" style:family="table-column">
      <style:table-column-properties style:column-width="0.8653in"/>
    </style:style>
    <style:style style:name="Table1.A1" style:family="table-cell">
      <style:table-cell-properties fo:background-color="#33333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B1" style:family="table-cell">
      <style:table-cell-properties fo:background-color="#b3b3b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1.H1" style:family="table-cell">
      <style:table-cell-properties fo:background-color="#b3b3b3" fo:padding="0.0382in" fo:border="0.25pt solid #000000">
        <style:background-image/>
      </style:table-cell-properties>
    </style:style>
    <style:style style:name="Table2" style:family="table">
      <style:table-properties style:width="6.9222in" fo:margin-left="0in" table:align="left"/>
    </style:style>
    <style:style style:name="Table2.A" style:family="table-column">
      <style:table-column-properties style:column-width="0.4326in"/>
    </style:style>
    <style:style style:name="Table2.A1" style:family="table-cell">
      <style:table-cell-properties fo:background-color="#b3b3b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I1" style:family="table-cell">
      <style:table-cell-properties fo:background-color="#333333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P1" style:family="table-cell">
      <style:table-cell-properties fo:background-color="#b3b3b3" fo:padding="0.0382in" fo:border="0.2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7" style:family="paragraph">
      <style:paragraph-properties fo:text-align="center"/>
    </style:style>
    <style:style style:name="P8" style:family="paragraph"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style:text-properties fo:font-size="9pt" fo:font-weight="bold" style:font-size-asian="9pt" style:font-weight-asian="bold" style:font-size-complex="9pt" style:font-weight-complex="bold"/>
    </style:style>
    <style:style style:name="P10" style:family="paragraph">
      <style:text-properties fo:font-size="12pt" fo:font-weight="bold" style:font-size-asian="9pt" style:font-weight-asian="bold" style:font-size-complex="9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000000" draw:textarea-horizontal-align="center" draw:textarea-vertical-align="middle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392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>Hovercraft protoco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Table of content</text:p>
      <text:p text:style-name="P2"/>
      <text:list xml:id="list107635776" text:style-name="L1">
        <text:list-item>
          <text:p text:style-name="P5">Change history</text:p>
        </text:list-item>
        <text:list-item>
          <text:p text:style-name="P5">Document purpose</text:p>
        </text:list-item>
        <text:list-item>
          <text:p text:style-name="P5">Hovercraft protocol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Document Purpose</text:p>
      <text:p text:style-name="P2"/>
      <text:p text:style-name="P2">In this document, there will be explanation about communication between different parts of hovercraft will be discussed as well as the communicational between PC to hovercraft.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Change history</text:p>
      <text:p text:style-name="P2"/>
      <text:p text:style-name="P2">25/03 : The first version of the document containing the prototype of communication protocol is created. This document will be presented in the test and integration meeting on 26/03 to get some feedbacks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Hovercraft protocol</text:p>
      <text:p text:style-name="P3"/>
      <text:p text:style-name="P2">Fan forward speed: <text:tab/>3bits <text:s text:c="4"/>111 = 7 <text:tab/>110=6 <text:tab/><text:tab/>101=5<text:tab/><text:tab/>…</text:p>
      <text:p text:style-name="P2">With <text:s/>3 bits, we <text:s/>can cover form 0 to 7</text:p>
      <text:p text:style-name="P2"/>
      <text:p text:style-name="P2">Fan hovering speed: <text:tab/>2bits <text:s text:c="4"/>11 = 3<text:tab/><text:tab/>10 = 2<text:tab/><text:tab/>01 = 1<text:tab/><text:tab/>00=off</text:p>
      <text:p text:style-name="P2">With 2 bits, we can cover from 0 to 3</text:p>
      <text:p text:style-name="P2"/>
      <text:p text:style-name="P2">Ruder Direction:<text:tab/>2bits <text:tab/> 11= Left <text:tab/>10= Right <text:tab/>01=Straight forward <text:tab/></text:p>
      <text:p text:style-name="P2">With 2 bits, we can cover left, right, and straight<text:line-break/></text:p>
      <text:p text:style-name="P2">Hovercraft Speed: <text:tab/>4bits <text:tab/> 1111= 15<text:tab/>1110=14<text:tab/>1101=13<text:tab/>…</text:p>
      <text:p text:style-name="P2">with 4 bits, we can cover the speed of 0 to 16 (I think this would be the maximum speed...)</text:p>
      <text:p text:style-name="P2"/>
      <text:p text:style-name="P2">Hovercraft Pressure: 2bits <text:tab/>11= high<text:tab/>10= normal<text:tab/>01= low<text:tab/>00=off</text:p>
      <text:p text:style-name="P2">with 2 bits, we can cover 4 levels ( high, normal, low, off )</text:p>
      <text:p text:style-name="P2"/>
      <text:p text:style-name="P2">Battery level: 2 bits <text:tab/>11= 3 (full)<text:tab/>…<text:tab/>000= 0 (empty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text:span text:style-name="T2">First Scenario</text:span>:</text:p>
      <text:p text:style-name="P2"/>
      <text:p text:style-name="P2">Fan forward speed: off</text:p>
      <text:p text:style-name="P2">Fan hovering speed: off</text:p>
      <text:p text:style-name="P2">Ruder direction: left</text:p>
      <text:p text:style-name="P2"/>
      <text:list xml:id="list1575714684" text:style-name="L2">
        <text:list-item>
          <text:p text:style-name="P6">The number 58 is sent by PC part ( The number range is <text:span text:style-name="T1">0 – 255 </text:span>)</text:p>
        </text:list-item>
        <text:list-item>
          <text:p text:style-name="P6">On hovercraft, one binary is received <text:s/>( <text:span text:style-name="T1">58</text:span> or in binary <text:span text:style-name="T1">00110110 </text:span>)</text:p>
          <text:p text:style-name="P6">The binary would be considered as following picture:<text:line-break/><text:line-break/></text:p>
        </text:list-item>
      </text:list>
      <text:p text:style-name="P2"/>
      <text:p text:style-name="P2"><draw:frame text:anchor-type="paragraph" draw:z-index="3" draw:style-name="gr2" draw:text-style-name="P8" svg:width="2.2189in" svg:height="0.3933in" svg:x="4.6339in" svg:y="0.0256in"><draw:text-box><text:p><text:span text:style-name="T2">Fan forward speed</text:span></text:p></draw:text-box></draw:frame><draw:frame text:anchor-type="paragraph" draw:z-index="4" draw:style-name="gr3" draw:text-style-name="P8" svg:width="1.6961in" svg:height="0.2252in" svg:x="2.5736in" svg:y="0.0673in"><draw:text-box><text:p><text:span text:style-name="T2">Fan hovering speed</text:span></text:p></draw:text-box></draw:frame><draw:frame text:anchor-type="paragraph" draw:z-index="5" draw:style-name="gr3" draw:text-style-name="P8" svg:width="1.6087in" svg:height="0.2252in" svg:x="0.9654in" svg:y="0.0673in"><draw:text-box><text:p><text:span text:style-name="T2">Ruder Direction</text:span></text:p></draw:text-box></draw:frame></text:p>
      <text:p text:style-name="P2"/>
      <text:p text:style-name="P2"><draw:line text:anchor-type="paragraph" draw:z-index="1" draw:style-name="gr1" draw:text-style-name="P7" svg:x1="4.2488in" svg:y1="0.0457in" svg:x2="2.6236in" svg:y2="0.0382in"><text:p/></draw:line><draw:line text:anchor-type="paragraph" draw:z-index="0" draw:style-name="gr1" draw:text-style-name="P7" svg:x1="6.8528in" svg:y1="0.0354in" svg:x2="4.3528in" svg:y2="0.0354in"><text:p/></draw:line><draw:line text:anchor-type="paragraph" draw:z-index="2" draw:style-name="gr1" draw:text-style-name="P7" svg:x1="2.561in" svg:y1="0.0354in" svg:x2="0.8839in" svg:y2="0.0382in"><text:p/></draw:line></text:p>
      <table:table table:name="Table1" table:style-name="Table1">
        <table:table-column table:style-name="Table1.A" table:number-columns-repeated="8"/>
        <table:table-row>
          <table:table-cell table:style-name="Table1.A1" office:value-type="string">
            <text:p text:style-name="P4">0</text:p>
          </table:table-cell>
          <table:table-cell table:style-name="Table1.B1" office:value-type="string">
            <text:p text:style-name="P4">0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0</text:p>
          </table:table-cell>
          <table:table-cell table:style-name="Table1.B1" office:value-type="string">
            <text:p text:style-name="P4">1</text:p>
          </table:table-cell>
          <table:table-cell table:style-name="Table1.B1" office:value-type="string">
            <text:p text:style-name="P4">1</text:p>
          </table:table-cell>
          <table:table-cell table:style-name="Table1.H1" office:value-type="string">
            <text:p text:style-name="P4">0</text:p>
          </table:table-cell>
        </table:table-row>
      </table:table>
      <text:p text:style-name="P2"/>
      <text:p text:style-name="P2"/>
      <text:p text:style-name="P2"/>
      <text:list xml:id="list1343691159" text:continue-numbering="true" text:style-name="L2">
        <text:list-item>
          <text:p text:style-name="P6">The following information will be discovered by parsing the binary:</text:p>
          <text:list>
            <text:list-item>
              <text:p text:style-name="P6">The fan forward speed is : 6</text:p>
            </text:list-item>
            <text:list-item>
              <text:p text:style-name="P6">Fan hovering speed is: 2 (normal)</text:p>
            </text:list-item>
            <text:list-item>
              <text:p text:style-name="P6">Ruder direction: 1 (straight forward)</text:p>
            </text:list-item>
          </text:list>
        </text:list-item>
      </text:list>
      <text:p text:style-name="P2"/>
      <text:p text:style-name="P2"/>
      <text:list xml:id="list1430173007" text:continue-numbering="true" text:style-name="L2">
        <text:list-item>
          <text:p text:style-name="P6">The following binaries will be sent back to the PC as a result:</text:p>
        </text:list-item>
      </text:list>
      <text:p text:style-name="P2"/>
      <text:p text:style-name="P2"/>
      <text:p text:style-name="P2"><draw:frame text:anchor-type="paragraph" draw:z-index="13" draw:style-name="gr3" draw:text-style-name="P9" svg:width="0.6878in" svg:height="0.4323in" svg:x="4.8236in" svg:y="0.1756in"><draw:text-box><text:p><text:span text:style-name="T3">Fan hovering speed</text:span></text:p></draw:text-box></draw:frame></text:p>
      <text:p text:style-name="P2"><draw:frame text:anchor-type="paragraph" draw:z-index="12" draw:style-name="gr4" draw:text-style-name="P9" svg:width="0.948in" svg:height="0.2886in" svg:x="5.7173in" svg:y="0.0673in"><draw:text-box><text:p><text:span text:style-name="T3">Fan forward speed</text:span></text:p></draw:text-box></draw:frame><draw:frame text:anchor-type="paragraph" draw:z-index="14" draw:style-name="gr3" draw:text-style-name="P9" svg:width="0.6878in" svg:height="0.2886in" svg:x="3.8799in" svg:y="0.0945in"><draw:text-box><text:p><text:span text:style-name="T3">Ruder Direction</text:span></text:p></draw:text-box></draw:frame><draw:frame text:anchor-type="paragraph" draw:z-index="16" draw:style-name="gr3" draw:text-style-name="P9" svg:width="0.7713in" svg:height="0.2886in" svg:x="0.9154in" svg:y="0.1047in"><draw:text-box><text:p><text:span text:style-name="T3">Hovercraft Pressure</text:span></text:p></draw:text-box></draw:frame><draw:frame text:anchor-type="paragraph" draw:z-index="17" draw:style-name="gr3" draw:text-style-name="P9" svg:width="0.6315in" svg:height="0.2886in" svg:x="0.128in" svg:y="0.102in"><draw:text-box><text:p><text:span text:style-name="T3">Battery level</text:span></text:p></draw:text-box></draw:frame></text:p>
      <text:p text:style-name="P2"><draw:frame text:anchor-type="paragraph" draw:z-index="15" draw:style-name="gr5" draw:text-style-name="P10" svg:width="1.3358in" svg:height="0.2504in" svg:x="1.8819in" svg:y="0.011in"><draw:text-box><text:p><text:span text:style-name="T3">Hovercraft Speed</text:span></text:p></draw:text-box></draw:frame></text:p>
      <text:p text:style-name="P2"><draw:line text:anchor-type="paragraph" draw:z-index="6" draw:style-name="gr1" draw:text-style-name="P7" svg:x1="6.8528in" svg:y1="0.111in" svg:x2="5.6654in" svg:y2="0.1008in"><text:p/></draw:line><draw:line text:anchor-type="paragraph" draw:z-index="7" draw:style-name="gr1" draw:text-style-name="P7" svg:x1="5.5819in" svg:y1="0.111in" svg:x2="4.7902in" svg:y2="0.111in"><text:p/></draw:line><draw:line text:anchor-type="paragraph" draw:z-index="8" draw:style-name="gr1" draw:text-style-name="P7" svg:x1="4.6965in" svg:y1="0.1008in" svg:x2="3.8945in" svg:y2="0.1008in"><text:p/></draw:line><draw:line text:anchor-type="paragraph" draw:z-index="9" draw:style-name="gr1" draw:text-style-name="P7" svg:x1="3.4236in" svg:y1="0.0902in" svg:x2="1.7484in" svg:y2="0.0693in"><text:p/></draw:line><draw:line text:anchor-type="paragraph" draw:z-index="10" draw:style-name="gr1" draw:text-style-name="P7" svg:x1="1.7008in" svg:y1="0.0902in" svg:x2="0.8945in" svg:y2="0.0902in"><text:p/></draw:line><draw:line text:anchor-type="paragraph" draw:z-index="11" draw:style-name="gr1" draw:text-style-name="P7" svg:x1="0.8217in" svg:y1="0.0736in" svg:x2="0.1134in" svg:y2="0.0736in"><text:p/></draw:line></text:p>
      <table:table table:name="Table2" table:style-name="Table2">
        <table:table-column table:style-name="Table2.A" table:number-columns-repeated="16"/>
        <table:table-row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I1" office:value-type="string">
            <text:p text:style-name="P4">0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0</text:p>
          </table:table-cell>
          <table:table-cell table:style-name="Table2.A1" office:value-type="string">
            <text:p text:style-name="P4">1</text:p>
          </table:table-cell>
          <table:table-cell table:style-name="Table2.A1" office:value-type="string">
            <text:p text:style-name="P4">1</text:p>
          </table:table-cell>
          <table:table-cell table:style-name="Table2.P1" office:value-type="string">
            <text:p text:style-name="P4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ir </meta:initial-creator>
    <meta:creation-date>2012-03-24T20:06:20</meta:creation-date>
    <dc:date>2012-03-26T15:13:30</dc:date>
    <dc:creator>Amir </dc:creator>
    <meta:editing-duration>PT12H37M</meta:editing-duration>
    <meta:editing-cycles>6</meta:editing-cycles>
    <meta:generator>LibreOffice/3.4$Unix LibreOffice_project/340m1$Build-402</meta:generator>
    <meta:document-statistic meta:table-count="2" meta:image-count="0" meta:object-count="0" meta:page-count="6" meta:paragraph-count="58" meta:word-count="328" meta:character-count="1684" meta:non-whitespace-character-count="1386"/>
  </office:meta>
</office:document-meta>
</file>